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862in"/>
    </style:style>
    <style:style style:name="co2" style:family="table-column">
      <style:table-column-properties fo:break-before="auto" style:column-width="9.3193in"/>
    </style:style>
    <style:style style:name="co3" style:family="table-column">
      <style:table-column-properties fo:break-before="auto" style:column-width="0.8925in"/>
    </style:style>
    <style:style style:name="ro1" style:family="table-row">
      <style:table-row-properties style:row-height="0.486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tyle="italic" style:font-style-asian="italic" style:font-style-complex="italic"/>
    </style:style>
    <style:style style:name="ce2" style:family="table-cell" style:parent-style-name="Default">
      <style:table-cell-properties fo:background-color="#ff420e"/>
      <style:text-properties fo:font-style="italic" style:font-style-asian="italic" style:font-style-complex="italic"/>
    </style:style>
    <style:style style:name="ce3" style:family="table-cell" style:parent-style-name="Default">
      <style:table-cell-properties fo:background-color="transparent"/>
      <style:text-properties fo:font-style="italic" style:font-style-asian="italic" style:font-style-complex="italic"/>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background-color="#ff420e" fo:wrap-option="wrap"/>
    </style:style>
    <style:style style:name="ce6" style:family="table-cell" style:parent-style-name="Default" style:data-style-name="N100">
      <style:table-cell-properties fo:background-color="transparent" fo:wrap-option="wrap"/>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ff420e"/>
      <style:text-properties fo:font-weight="bold" style:font-weight-asian="bold" style:font-weight-complex="bold"/>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ff420e"/>
    </style:style>
    <style:style style:name="ce11" style:family="table-cell" style:parent-style-name="Default">
      <style:table-cell-properties fo:background-color="transparent"/>
    </style:style>
    <style:style style:name="ce1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4"/>
        <table:table-column table:style-name="co3" table:number-columns-repeated="1022" table:default-cell-style-name="Default"/>
        <table:table-row table:style-name="ro1">
          <table:table-cell table:style-name="ce1" office:value-type="string">
            <text:p>CVE-2009-3232</text:p>
          </table:table-cell>
          <table:table-cell office:value-type="string">
            <text:p>pam-auth-update for PAM, as used in Ubuntu 8.10 and 9.4, and Debian GNU/Linux, does not properly handle an "empty selection" for system authentication modules in certain rare configurations, which causes any attempt to be successful and allows remote attackers to bypass authentication. </text:p>
          </table:table-cell>
          <table:table-cell table:style-name="ce7" office:value-type="string">
            <text:p>Ubuntu</text:p>
          </table:table-cell>
          <table:table-cell office:value-type="string">
            <text:p>PAM</text:p>
          </table:table-cell>
          <table:table-cell office:value-type="float" office:value="74">
            <text:p>74</text:p>
          </table:table-cell>
          <table:table-cell table:number-columns-repeated="1019"/>
        </table:table-row>
        <table:table-row table:style-name="ro2">
          <table:table-cell table:style-name="ce1" office:value-type="string">
            <text:p>CVE-2009-2482</text:p>
          </table:table-cell>
          <table:table-cell office:value-type="string">
            <text:p>The pam_unix module in OpenPAM in NetBSD 4.0 before 4.0.2 and 5.0 before 5.0.1 allows local users to change the current root password if it is already known, even when they are not in the wheel group. </text:p>
          </table:table-cell>
          <table:table-cell table:style-name="ce7" office:value-type="string">
            <text:p>openpam</text:p>
          </table:table-cell>
          <table:table-cell office:value-type="string">
            <text:p>php</text:p>
          </table:table-cell>
          <table:table-cell table:style-name="ce12" office:value-type="float" office:value="4253">
            <text:p>4253</text:p>
          </table:table-cell>
          <table:table-cell table:number-columns-repeated="1019"/>
        </table:table-row>
        <table:table-row table:style-name="ro1">
          <table:table-cell table:style-name="ce1" office:value-type="string">
            <text:p>CVE-2009-2410</text:p>
          </table:table-cell>
          <table:table-cell office:value-type="string">
            <text:p>The local_handler_callback function in server/responder/pam/pam_LOCAL_domain.c in sssd 0.4.1 does not properly handle blank-password accounts in the SSSD BE database, which allows context-dependent attackers to obtain access by sending the account's username, in conjunction with an arbitrary password, over an ssh connection. </text:p>
          </table:table-cell>
          <table:table-cell table:style-name="ce7" office:value-type="string">
            <text:p>sssd</text:p>
          </table:table-cell>
          <table:table-cell office:value-type="string">
            <text:p>mod_php</text:p>
          </table:table-cell>
          <table:table-cell office:value-type="float" office:value="6">
            <text:p>6</text:p>
          </table:table-cell>
          <table:table-cell table:number-columns-repeated="1019"/>
        </table:table-row>
        <table:table-row table:style-name="ro2">
          <table:table-cell table:style-name="ce1" office:value-type="string">
            <text:p>CVE-2009-1384</text:p>
          </table:table-cell>
          <table:table-cell office:value-type="string">
            <text:p>pam_krb5 2.2.14 through 2.3.4, as used in Red Hat Enterprise Linux (RHEL) 5, generates different password prompts depending on whether the user account exists, which allows remote attackers to enumerate valid usernames. </text:p>
          </table:table-cell>
          <table:table-cell table:style-name="ce7" office:value-type="string">
            <text:p>pam_krb5</text:p>
          </table:table-cell>
          <table:table-cell office:value-type="string">
            <text:p>apache</text:p>
          </table:table-cell>
          <table:table-cell office:value-type="float" office:value="396">
            <text:p>396</text:p>
          </table:table-cell>
          <table:table-cell table:number-columns-repeated="1019"/>
        </table:table-row>
        <table:table-row table:style-name="ro2">
          <table:table-cell table:style-name="ce1" office:value-type="string">
            <text:p>CVE-2009-1273</text:p>
          </table:table-cell>
          <table:table-cell office:value-type="string">
            <text:p>pam_ssh 1.92 and possibly other versions, as used when PAM is compiled with USE=ssh, generates different error messages depending on whether the username is valid or invalid, which makes it easier for remote attackers to enumerate usernames. </text:p>
          </table:table-cell>
          <table:table-cell table:style-name="ce7" office:value-type="string">
            <text:p>pam_ssh</text:p>
          </table:table-cell>
          <table:table-cell table:number-columns-repeated="1021"/>
        </table:table-row>
        <table:table-row table:style-name="ro1">
          <table:table-cell table:style-name="ce2" office:value-type="string">
            <text:p>CVE-2009-0887</text:p>
          </table:table-cell>
          <table:table-cell table:style-name="ce5" office:value-type="string">
            <text:p>Integer signedness error in the _pam_StrTok function in libpam/pam_misc.c in Linux-PAM (aka pam) 1.0.3 and earlier, when a configuration file contains non-ASCII usernames, might allow remote attackers to cause a denial of service, and might allow remote authenticated users to obtain login access with a different user's non-ASCII username, via a login attempt. </text:p>
          </table:table-cell>
          <table:table-cell table:style-name="ce8" office:value-type="string">
            <text:p>Linux-PAM</text:p>
          </table:table-cell>
          <table:table-cell table:style-name="ce10" table:number-columns-repeated="1021"/>
        </table:table-row>
        <table:table-row table:style-name="ro2">
          <table:table-cell table:style-name="ce2" office:value-type="string">
            <text:p>CVE-2009-0579</text:p>
          </table:table-cell>
          <table:table-cell table:style-name="ce5" office:value-type="string">
            <text:p>Linux-PAM before 1.0.4 does not enforce the minimum password age (MINDAYS) as specified in /etc/shadow, which allows local users to bypass intended security policy and change their passwords sooner than specified. </text:p>
          </table:table-cell>
          <table:table-cell table:style-name="ce8" office:value-type="string">
            <text:p>Linux-PAM</text:p>
          </table:table-cell>
          <table:table-cell table:style-name="ce10" table:number-columns-repeated="1021"/>
        </table:table-row>
        <table:table-row table:style-name="ro1">
          <table:table-cell table:style-name="ce1" office:value-type="string">
            <text:p>CVE-2009-0361</text:p>
          </table:table-cell>
          <table:table-cell office:value-type="string">
            <text:p>Russ Allbery pam-krb5 before 3.13, as used by libpam-heimdal, su in Solaris 10, and other software, does not properly handle calls to pam_setcred when running setuid, which allows local users to overwrite and change the ownership of arbitrary files by setting the KRB5CCNAME environment variable, and then launching a setuid application that performs certain pam_setcred operations. </text:p>
          </table:table-cell>
          <table:table-cell table:style-name="ce7" office:value-type="string">
            <text:p>pam_krb5</text:p>
          </table:table-cell>
          <table:table-cell table:number-columns-repeated="1021"/>
        </table:table-row>
        <table:table-row table:style-name="ro1">
          <table:table-cell table:style-name="ce1" office:value-type="string">
            <text:p>CVE-2009-0360</text:p>
          </table:table-cell>
          <table:table-cell office:value-type="string">
            <text:p>Russ Allbery pam-krb5 before 3.13, when linked against MIT Kerberos, does not properly initialize the Kerberos libraries for setuid use, which allows local users to gain privileges by pointing an environment variable to a modified Kerberos configuration file, and then launching a PAM-based setuid application. </text:p>
          </table:table-cell>
          <table:table-cell table:style-name="ce7" office:value-type="string">
            <text:p>pam_krb5</text:p>
          </table:table-cell>
          <table:table-cell table:number-columns-repeated="1021"/>
        </table:table-row>
        <table:table-row table:style-name="ro2">
          <table:table-cell table:style-name="ce1" office:value-type="string">
            <text:p>CVE-2008-4313</text:p>
          </table:table-cell>
          <table:table-cell office:value-type="string">
            <text:p>A certain Red Hat patch for tog-pegasus in OpenGroup Pegasus 2.7.0 does not properly configure the PAM tty name, which allows remote authenticated users to bypass intended access restrictions and send requests to OpenPegasus WBEM services. </text:p>
          </table:table-cell>
          <table:table-cell table:style-name="ce7" office:value-type="string">
            <text:p>pegasus</text:p>
          </table:table-cell>
          <table:table-cell table:number-columns-repeated="1021"/>
        </table:table-row>
        <table:table-row table:style-name="ro2">
          <table:table-cell table:style-name="ce3" office:value-type="string">
            <text:p>CVE-2008-3970</text:p>
          </table:table-cell>
          <table:table-cell table:style-name="ce6" office:value-type="string">
            <text:p>pam_mount 0.10 through 0.45, when luserconf is enabled, does not verify mountpoint and source ownership before mounting a user-defined volume, which allows local users to bypass intended access restrictions via a local mount. </text:p>
          </table:table-cell>
          <table:table-cell table:style-name="ce9" office:value-type="string">
            <text:p>pam_mount</text:p>
          </table:table-cell>
          <table:table-cell table:style-name="ce11" table:number-columns-repeated="1021"/>
        </table:table-row>
        <table:table-row table:style-name="ro1">
          <table:table-cell table:style-name="ce1" office:value-type="string">
            <text:p>CVE-2008-3825</text:p>
          </table:table-cell>
          <table:table-cell office:value-type="string">
            <text:p>pam_krb5 2.2.14 in Red Hat Enterprise Linux (RHEL) 5 and earlier, when the existing_ticket option is enabled, uses incorrect privileges when reading a Kerberos credential cache, which allows local users to gain privileges by setting the KRB5CCNAME environment variable to an arbitrary cache filename and running the (1) su or (2) sudo program. NOTE: there may be a related vector involving sshd that has limited relevance. </text:p>
          </table:table-cell>
          <table:table-cell table:style-name="ce7" office:value-type="string">
            <text:p>pam_krb5</text:p>
          </table:table-cell>
          <table:table-cell table:number-columns-repeated="1021"/>
        </table:table-row>
        <table:table-row table:style-name="ro1">
          <table:table-cell table:style-name="ce1" office:value-type="string">
            <text:p>CVE-2008-2375</text:p>
          </table:table-cell>
          <table:table-cell office:value-type="string">
            <text:p>Memory leak in a certain Red Hat deployment of vsftpd before 2.0.5 on Red Hat Enterprise Linux (RHEL) 3 and 4, when PAM is used, allows remote attackers to cause a denial of service (memory consumption) via a large number of invalid authentication attempts within the same session, a different vulnerability than CVE-2007-5962. </text:p>
          </table:table-cell>
          <table:table-cell table:style-name="ce7" office:value-type="string">
            <text:p>vsftpd</text:p>
          </table:table-cell>
          <table:table-cell table:number-columns-repeated="1021"/>
        </table:table-row>
        <table:table-row table:style-name="ro2">
          <table:table-cell table:style-name="ce2" office:value-type="string">
            <text:p>CVE-2008-1946</text:p>
          </table:table-cell>
          <table:table-cell table:style-name="ce5" office:value-type="string">
            <text:p>The default configuration of su in /etc/pam.d/su in GNU coreutils 5.2.1 allows local users to gain the privileges of a (1) locked or (2) expired account by entering the account name on the command line, related to improper use of the pam_succeed_if.so module. </text:p>
          </table:table-cell>
          <table:table-cell table:style-name="ce8" office:value-type="string">
            <text:p>coreutils</text:p>
          </table:table-cell>
          <table:table-cell table:style-name="ce10" table:number-columns-repeated="1021"/>
        </table:table-row>
        <table:table-row table:style-name="ro1">
          <table:table-cell table:style-name="ce1" office:value-type="string">
            <text:p>CVE-2008-1668</text:p>
          </table:table-cell>
          <table:table-cell office:value-type="string">
            <text:p>ftpd.c in (1) wu-ftpd 2.4.2 and (2) ftpd in HP HP-UX B.11.11 assigns uid 0 to the FTP client in certain operating-system misconfigurations in which PAM authentication can succeed even though no passwd entry is available for a user, which allows remote attackers to gain privileges, as demonstrated by a login attempt for an LDAP account when nsswitch.conf does not specify LDAP for passwd information. </text:p>
          </table:table-cell>
          <table:table-cell table:style-name="ce7" office:value-type="string">
            <text:p>Wu-ftpd</text:p>
          </table:table-cell>
          <table:table-cell table:number-columns-repeated="1021"/>
        </table:table-row>
        <table:table-row table:style-name="ro1">
          <table:table-cell table:style-name="ce1" office:value-type="string">
            <text:p>CVE-2008-0003</text:p>
          </table:table-cell>
          <table:table-cell office:value-type="string">
            <text:p>Stack-based buffer overflow in the PAMBasicAuthenticator::PAMCallback function in OpenPegasus CIM management server (tog-pegasus), when compiled to use PAM and without PEGASUS_USE_PAM_STANDALONE_PROC defined, might allow remote attackers to execute arbitrary code via unknown vectors, a different vulnerability than CVE-2007-5360. </text:p>
          </table:table-cell>
          <table:table-cell table:style-name="ce7" office:value-type="string">
            <text:p>openpegasus</text:p>
          </table:table-cell>
          <table:table-cell table:number-columns-repeated="1021"/>
        </table:table-row>
        <table:table-row table:style-name="ro1">
          <table:table-cell table:style-name="ce1" office:value-type="string">
            <text:p>CVE-2007-5360</text:p>
          </table:table-cell>
          <table:table-cell office:value-type="string">
            <text:p>Buffer overflow in OpenPegasus Management server, when compiled to use PAM and with PEGASUS_USE_PAM_STANDALONE_PROC defined, as used in VMWare ESX Server 3.0.1 and 3.0.2, might allow remote attackers to execute arbitrary code via vectors related to PAM authentication, a different vulnerability than CVE-2008-0003. </text:p>
          </table:table-cell>
          <table:table-cell table:style-name="ce7" office:value-type="string">
            <text:p>openpegasus</text:p>
          </table:table-cell>
          <table:table-cell table:number-columns-repeated="1021"/>
        </table:table-row>
        <table:table-row table:style-name="ro1">
          <table:table-cell table:style-name="ce1" office:value-type="string">
            <text:p>CVE-2007-2768</text:p>
          </table:table-cell>
          <table:table-cell office:value-type="string">
            <text:p>OpenSSH, when using OPIE (One-Time Passwords in Everything) for PAM, allows remote attackers to determine the existence of certain user accounts, which displays a different response if the user account exists and is configured to use one-time passwords (OTP), a similar issue to CVE-2007-2243. </text:p>
          </table:table-cell>
          <table:table-cell table:style-name="ce7" office:value-type="string">
            <text:p>openssh</text:p>
          </table:table-cell>
          <table:table-cell table:number-columns-repeated="1021"/>
        </table:table-row>
        <table:table-row table:style-name="ro2">
          <table:table-cell table:style-name="ce1" office:value-type="string">
            <text:p>CVE-2007-0844</text:p>
          </table:table-cell>
          <table:table-cell office:value-type="string">
            <text:p>The auth_via_key function in pam_ssh.c in pam_ssh before 1.92, when the allow_blank_passphrase option is disabled, allows remote attackers to bypass authentication restrictions and use private encryption keys requiring a blank passphrase by entering a non-blank passphrase. </text:p>
          </table:table-cell>
          <table:table-cell table:style-name="ce7" office:value-type="string">
            <text:p>pam_ssh</text:p>
          </table:table-cell>
          <table:table-cell table:number-columns-repeated="1021"/>
        </table:table-row>
        <table:table-row table:style-name="ro2">
          <table:table-cell table:style-name="ce2" office:value-type="string">
            <text:p>CVE-2007-0003</text:p>
          </table:table-cell>
          <table:table-cell table:style-name="ce5" office:value-type="string">
            <text:p>pam_unix.so in Linux-PAM 0.99.7.0 allows context-dependent attackers to log into accounts whose password hash, as stored in /etc/passwd or /etc/shadow, has only two characters. </text:p>
          </table:table-cell>
          <table:table-cell table:style-name="ce8" office:value-type="string">
            <text:p>Linux-PAM</text:p>
          </table:table-cell>
          <table:table-cell table:style-name="ce10" table:number-columns-repeated="1021"/>
        </table:table-row>
        <table:table-row table:style-name="ro2">
          <table:table-cell table:style-name="ce1" office:value-type="string">
            <text:p>CVE-2006-6683</text:p>
          </table:table-cell>
          <table:table-cell office:value-type="string">
            <text:p>Pedro Lineu Orso chetcpasswd 2.4.1 and earlier verifies and updates user accounts via custom code that processes /etc/shadow and does not follow the PAM configuration, which might allow remote attackers to bypass intended restrictions implemented through PAM. </text:p>
          </table:table-cell>
          <table:table-cell table:style-name="ce7" office:value-type="string">
            <text:p>chetcpasswd</text:p>
          </table:table-cell>
          <table:table-cell table:number-columns-repeated="1021"/>
        </table:table-row>
        <table:table-row table:style-name="ro1">
          <table:table-cell table:style-name="ce1" office:value-type="string">
            <text:p>CVE-2006-6008</text:p>
          </table:table-cell>
          <table:table-cell office:value-type="string">
            <text:p>ftpd in Linux Netkit (linux-ftpd) 0.17, and possibly other versions, does not check the return status of certain seteuid, setgid, and setuid calls, which might allow remote authenticated users to gain privileges if these calls fail in cases such as PAM failures or resource limits, a different vulnerability than CVE-2006-5778. </text:p>
          </table:table-cell>
          <table:table-cell table:style-name="ce7" office:value-type="string">
            <text:p>Linux-ftpd</text:p>
          </table:table-cell>
          <table:table-cell table:number-columns-repeated="1021"/>
        </table:table-row>
        <table:table-row table:style-name="ro2">
          <table:table-cell table:style-name="ce1" office:value-type="string">
            <text:p>CVE-2006-3742</text:p>
          </table:table-cell>
          <table:table-cell office:value-type="string">
            <text:p>The KDE PAM configuration shipped with Fedora Core 5 causes KDM passwords to be cached, which allows attackers to login without a password by attempting to log in multiple times. </text:p>
          </table:table-cell>
          <table:table-cell table:style-name="ce7" office:value-type="string">
            <text:p>kde</text:p>
          </table:table-cell>
          <table:table-cell table:number-columns-repeated="1021"/>
        </table:table-row>
        <table:table-row table:style-name="ro2">
          <table:table-cell table:style-name="ce1" office:value-type="string">
            <text:p>CVE-2006-3378</text:p>
          </table:table-cell>
          <table:table-cell office:value-type="string">
            <text:p>passwd command in shadow in Ubuntu 5.04 through 6.06 LTS, when called with the -f, -g, or -s flag, does not check the return code of a setuid call, which might allow local users to gain root privileges if setuid fails in cases such as PAM failures or resource limits. </text:p>
          </table:table-cell>
          <table:table-cell table:style-name="ce7" office:value-type="string">
            <text:p>shadow</text:p>
          </table:table-cell>
          <table:table-cell table:number-columns-repeated="1021"/>
        </table:table-row>
        <table:table-row table:style-name="ro1">
          <table:table-cell table:style-name="ce1" office:value-type="string">
            <text:p>CVE-2006-2607</text:p>
          </table:table-cell>
          <table:table-cell office:value-type="string">
            <text:p>do_command.c in Vixie cron (vixie-cron) 4.1 does not check the return code of a setuid call, which might allow local users to gain root privileges if setuid fails in cases such as PAM failures or resource limits, as originally demonstrated by a program that exceeds the process limits as defined in /etc/security/limits.conf. </text:p>
          </table:table-cell>
          <table:table-cell table:style-name="ce7" office:value-type="string">
            <text:p>Vixie-cron</text:p>
          </table:table-cell>
          <table:table-cell table:number-columns-repeated="1021"/>
        </table:table-row>
        <table:table-row table:style-name="ro1">
          <table:table-cell table:style-name="ce1" office:value-type="string">
            <text:p>CVE-2006-0883</text:p>
          </table:table-cell>
          <table:table-cell office:value-type="string">
            <text:p>OpenSSH on FreeBSD 5.3 and 5.4, when used with OpenPAM, does not properly handle when a forked child process terminates during PAM authentication, which allows remote attackers to cause a denial of service (client connection refusal) by connecting multiple times to the SSH server, waiting for the password prompt, then disconnecting. </text:p>
          </table:table-cell>
          <table:table-cell table:style-name="ce7" office:value-type="string">
            <text:p>openpam</text:p>
          </table:table-cell>
          <table:table-cell table:number-columns-repeated="1021"/>
        </table:table-row>
        <table:table-row table:style-name="ro2">
          <table:table-cell table:style-name="ce1" office:value-type="string">
            <text:p>CVE-2006-0736</text:p>
          </table:table-cell>
          <table:table-cell office:value-type="string">
            <text:p>Stack-based buffer overflow in the pam_micasa PAM authentication module in CASA on Novell Linux Desktop 9 and Open Enterprise Server 1 allows remote attackers to execute arbitrary code via unspecified vectors. </text:p>
          </table:table-cell>
          <table:table-cell table:style-name="ce7" office:value-type="string">
            <text:p>pam_micasa</text:p>
          </table:table-cell>
          <table:table-cell table:number-columns-repeated="1021"/>
        </table:table-row>
        <table:table-row table:style-name="ro3">
          <table:table-cell table:style-name="ce1" office:value-type="string">
            <text:p>CVE-2006-0056</text:p>
          </table:table-cell>
          <table:table-cell office:value-type="string">
            <text:p>Double free vulnerability in the authentication and authentication token alteration code in PAM-MySQL 0.6.x before 0.6.2 and 0.7.x before 0.7pre3 allows remote attackers to cause a denial of service (application crash) and possibly execute arbitrary code via crafted passwords, which lead to a double free of a pointer that was created by the pam_get_item function. NOTE: this issue only occurs in certain configurations in which there are multiple PAM modules, PAM-MySQL is not evaluated first, and there are no requisite modules before PAM-MySQL. </text:p>
          </table:table-cell>
          <table:table-cell table:style-name="ce7" office:value-type="string">
            <text:p>pam_mysql</text:p>
          </table:table-cell>
          <table:table-cell table:number-columns-repeated="1021"/>
        </table:table-row>
        <table:table-row table:style-name="ro4">
          <table:table-cell table:style-name="ce1" office:value-type="string">
            <text:p>CVE-2005-3538</text:p>
          </table:table-cell>
          <table:table-cell office:value-type="string">
            <text:p>hfaxd in HylaFAX 4.2.3, when PAM support is disabled, accepts arbitrary passwords, which allows remote attackers to gain privileges. </text:p>
          </table:table-cell>
          <table:table-cell table:style-name="ce7" office:value-type="string">
            <text:p>HylaFAX</text:p>
          </table:table-cell>
          <table:table-cell table:number-columns-repeated="1021"/>
        </table:table-row>
        <table:table-row table:style-name="ro2">
          <table:table-cell table:style-name="ce1" office:value-type="string">
            <text:p>CVE-2005-3042</text:p>
          </table:table-cell>
          <table:table-cell office:value-type="string">
            <text:p>miniserv.pl in Webmin before 1.230 and Usermin before 1.160, when "full PAM conversations" is enabled, allows remote attackers to bypass authentication by spoofing session IDs via certain metacharacters (line feed or carriage return). </text:p>
          </table:table-cell>
          <table:table-cell table:style-name="ce7" office:value-type="string">
            <text:p>webmin</text:p>
          </table:table-cell>
          <table:table-cell table:number-columns-repeated="1021"/>
        </table:table-row>
        <table:table-row table:style-name="ro2">
          <table:table-cell table:style-name="ce1" office:value-type="string">
            <text:p>CVE-2005-2977</text:p>
          </table:table-cell>
          <table:table-cell office:value-type="string">
            <text:p>The SELinux version of PAM before 0.78 r3 allows local users to perform brute force password guessing attacks via unix_chkpwd, which does not log failed guesses or delay its responses. </text:p>
          </table:table-cell>
          <table:table-cell table:style-name="ce7"/>
          <table:table-cell table:number-columns-repeated="1021"/>
        </table:table-row>
        <table:table-row table:style-name="ro2">
          <table:table-cell table:style-name="ce1" office:value-type="string">
            <text:p>CVE-2005-0162</text:p>
          </table:table-cell>
          <table:table-cell office:value-type="string">
            <text:p>Stack-based buffer overflow in the get_internal_addresses function in the pluto application for Openswan 1.x before 1.0.9, and Openswan 2.x before 2.3.0, when compiled with XAUTH and PAM enabled, allows remote authenticated attackers to execute arbitrary code. </text:p>
          </table:table-cell>
          <table:table-cell table:style-name="ce7" office:value-type="string">
            <text:p>openswan</text:p>
          </table:table-cell>
          <table:table-cell table:number-columns-repeated="1021"/>
        </table:table-row>
        <table:table-row table:style-name="ro2">
          <table:table-cell table:style-name="ce1" office:value-type="string">
            <text:p>CVE-2005-0002</text:p>
          </table:table-cell>
          <table:table-cell office:value-type="string">
            <text:p>poppassd_pam 1.0 and earlier, when changing a user password, does not verify that the user entered the old password correctly, which allows remote attackers to change passwords for arbitrary users. </text:p>
          </table:table-cell>
          <table:table-cell table:style-name="ce7" office:value-type="string">
            <text:p>poppassd_pam</text:p>
          </table:table-cell>
          <table:table-cell table:number-columns-repeated="1021"/>
        </table:table-row>
        <table:table-row table:style-name="ro2">
          <table:table-cell table:style-name="ce1" office:value-type="string">
            <text:p>CVE-2004-2396</text:p>
          </table:table-cell>
          <table:table-cell office:value-type="string">
            <text:p>passwd 0.68 does not check the return code for the pam_start function, which has unknown impact and attack vectors that may prevent "safe and proper operation" of PAM. </text:p>
          </table:table-cell>
          <table:table-cell table:style-name="ce7" office:value-type="string">
            <text:p>passwd</text:p>
          </table:table-cell>
          <table:table-cell table:number-columns-repeated="1021"/>
        </table:table-row>
        <table:table-row table:style-name="ro4">
          <table:table-cell table:style-name="ce1" office:value-type="string">
            <text:p>CVE-2004-0366</text:p>
          </table:table-cell>
          <table:table-cell office:value-type="string">
            <text:p>SQL injection vulnerability in the libpam-pgsql library before 0.5.2 allows attackers to execute arbitrary SQL statements. </text:p>
          </table:table-cell>
          <table:table-cell table:style-name="ce7" office:value-type="string">
            <text:p>Pam-pgsql</text:p>
          </table:table-cell>
          <table:table-cell table:number-columns-repeated="1021"/>
        </table:table-row>
        <table:table-row table:style-name="ro1">
          <table:table-cell table:style-name="ce1" office:value-type="string">
            <text:p>CVE-2003-1562</text:p>
          </table:table-cell>
          <table:table-cell office:value-type="string">
            <text:p>sshd in OpenSSH 3.6.1p2 and earlier, when PermitRootLogin is disabled and using PAM keyboard-interactive authentication, does not insert a delay after a root login attempt with the correct password, which makes it easier for remote attackers to use timing differences to determine if the password step of a multi-step authentication is successful, a different vulnerability than CVE-2003-0190. </text:p>
          </table:table-cell>
          <table:table-cell table:style-name="ce7" office:value-type="string">
            <text:p>openssh</text:p>
          </table:table-cell>
          <table:table-cell table:number-columns-repeated="1021"/>
        </table:table-row>
        <table:table-row table:style-name="ro2">
          <table:table-cell table:style-name="ce1" office:value-type="string">
            <text:p>CVE-2003-0787</text:p>
          </table:table-cell>
          <table:table-cell office:value-type="string">
            <text:p>The PAM conversation function in OpenSSH 3.7.1 and 3.7.1p1 interprets an array of structures as an array of pointers, which allows attackers to modify the stack and possibly gain privileges. </text:p>
          </table:table-cell>
          <table:table-cell table:style-name="ce7" office:value-type="string">
            <text:p>openssh</text:p>
          </table:table-cell>
          <table:table-cell table:number-columns-repeated="1021"/>
        </table:table-row>
        <table:table-row table:style-name="ro2">
          <table:table-cell table:style-name="ce1" office:value-type="string">
            <text:p>CVE-2003-0786</text:p>
          </table:table-cell>
          <table:table-cell office:value-type="string">
            <text:p>The SSH1 PAM challenge response authentication in OpenSSH 3.7.1 and 3.7.1p1, when Privilege Separation is disabled, does not check the result of the authentication attempt, which can allow remote attackers to gain privileges. </text:p>
          </table:table-cell>
          <table:table-cell table:style-name="ce7" office:value-type="string">
            <text:p>openssh</text:p>
          </table:table-cell>
          <table:table-cell table:number-columns-repeated="1021"/>
        </table:table-row>
        <table:table-row table:style-name="ro2">
          <table:table-cell table:style-name="ce1" office:value-type="string">
            <text:p>CVE-2003-0690</text:p>
          </table:table-cell>
          <table:table-cell office:value-type="string">
            <text:p>KDM in KDE 3.1.3 and earlier does not verify whether the pam_setcred function call succeeds, which may allow attackers to gain root privileges by triggering error conditions within PAM modules, as demonstrated in certain configurations of the MIT pam_krb5 module. </text:p>
          </table:table-cell>
          <table:table-cell table:style-name="ce7" office:value-type="string">
            <text:p>kde</text:p>
          </table:table-cell>
          <table:table-cell table:number-columns-repeated="1021"/>
        </table:table-row>
        <table:table-row table:style-name="ro2">
          <table:table-cell table:style-name="ce1" office:value-type="string">
            <text:p>CVE-2003-0686</text:p>
          </table:table-cell>
          <table:table-cell office:value-type="string">
            <text:p>Buffer overflow in PAM SMB module (pam_smb) 1.1.6 and earlier, when authenticating to a remote service, allows remote attackers to execute arbitrary code. </text:p>
          </table:table-cell>
          <table:table-cell table:style-name="ce7" office:value-type="string">
            <text:p>pam_smb</text:p>
          </table:table-cell>
          <table:table-cell table:number-columns-repeated="1021"/>
        </table:table-row>
        <table:table-row table:style-name="ro2">
          <table:table-cell table:style-name="ce1" office:value-type="string">
            <text:p>CVE-2003-0672</text:p>
          </table:table-cell>
          <table:table-cell office:value-type="string">
            <text:p>Format string vulnerability in pam-pgsql 0.5.2 and earlier allows remote attackers to execute arbitrary code via the username that isp rovided during authentication, which is not properly handled when recording a log message. </text:p>
          </table:table-cell>
          <table:table-cell table:style-name="ce7" office:value-type="string">
            <text:p>Pam-pgsql</text:p>
          </table:table-cell>
          <table:table-cell table:number-columns-repeated="1021"/>
        </table:table-row>
        <table:table-row table:style-name="ro2">
          <table:table-cell table:style-name="ce1" office:value-type="string">
            <text:p>CVE-2003-0190</text:p>
          </table:table-cell>
          <table:table-cell office:value-type="string">
            <text:p>OpenSSH-portable (OpenSSH) 3.6.1p1 and earlier with PAM support enabled immediately sends an error message when a user does not exist, which allows remote attackers to determine valid usernames via a timing attack. </text:p>
          </table:table-cell>
          <table:table-cell table:style-name="ce7" office:value-type="string">
            <text:p>openssh</text:p>
          </table:table-cell>
          <table:table-cell table:number-columns-repeated="1021"/>
        </table:table-row>
        <table:table-row table:style-name="ro2">
          <table:table-cell table:style-name="ce1" office:value-type="string">
            <text:p>CVE-2002-1794</text:p>
          </table:table-cell>
          <table:table-cell office:value-type="string">
            <text:p>Unknown vulnerability in pam_authz in the LDAP-UX Integration product on HP-UX 11.00 and 11.11 allows remote attackers to execute r-commands with privileges of other users. </text:p>
          </table:table-cell>
          <table:table-cell table:style-name="ce7" office:value-type="string">
            <text:p>pam_authz</text:p>
          </table:table-cell>
          <table:table-cell table:number-columns-repeated="1021"/>
        </table:table-row>
        <table:table-row table:style-name="ro2">
          <table:table-cell table:style-name="ce1" office:value-type="string">
            <text:p>CVE-2002-1227</text:p>
          </table:table-cell>
          <table:table-cell office:value-type="string">
            <text:p>PAM 0.76 treats a disabled password as if it were an empty (null) password, which allows local and remote attackers to gain privileges as disabled users. </text:p>
          </table:table-cell>
          <table:table-cell table:style-name="ce7" office:value-type="string">
            <text:p>Linux-PAM</text:p>
          </table:table-cell>
          <table:table-cell table:number-columns-repeated="1021"/>
        </table:table-row>
        <table:table-row table:style-name="ro2">
          <table:table-cell table:style-name="ce1" office:value-type="string">
            <text:p>CVE-2002-0640</text:p>
          </table:table-cell>
          <table:table-cell office:value-type="string">
            <text:p>Buffer overflow in sshd in OpenSSH 2.3.1 through 3.3 may allow remote attackers to execute arbitrary code via a large number of responses during challenge response authentication when OpenBSD is using PAM modules with interactive keyboard authentication (PAMAuthenticationViaKbdInt). </text:p>
          </table:table-cell>
          <table:table-cell table:style-name="ce7" office:value-type="string">
            <text:p>openssh</text:p>
          </table:table-cell>
          <table:table-cell table:number-columns-repeated="1021"/>
        </table:table-row>
        <table:table-row table:style-name="ro2">
          <table:table-cell table:style-name="ce1" office:value-type="string">
            <text:p>CVE-2002-0374</text:p>
          </table:table-cell>
          <table:table-cell office:value-type="string">
            <text:p>Format string vulnerability in the logging function for the pam_ldap PAM LDAP module before version 144 allows attackers to execute arbitrary code via format strings in the configuration file name. </text:p>
          </table:table-cell>
          <table:table-cell table:style-name="ce7" office:value-type="string">
            <text:p>pam_ldap</text:p>
          </table:table-cell>
          <table:table-cell table:number-columns-repeated="1021"/>
        </table:table-row>
        <table:table-row table:style-name="ro2">
          <table:table-cell table:style-name="ce1" office:value-type="string">
            <text:p>CVE-2001-1459</text:p>
          </table:table-cell>
          <table:table-cell office:value-type="string">
            <text:p>OpenSSH 2.9 and earlier does not initiate a Pluggable Authentication Module (PAM) session if commands are executed with no pty, which allows local users to bypass resource limits (rlimits) set in pam.d. </text:p>
          </table:table-cell>
          <table:table-cell table:style-name="ce7" office:value-type="string">
            <text:p>openssh</text:p>
          </table:table-cell>
          <table:table-cell table:number-columns-repeated="1021"/>
        </table:table-row>
        <table:table-row table:style-name="ro2">
          <table:table-cell table:style-name="ce1" office:value-type="string">
            <text:p>CVE-2001-1369</text:p>
          </table:table-cell>
          <table:table-cell office:value-type="string">
            <text:p>Leon J Breedt pam-pgsql before 0.5.2 allows remote attackers to execute arbitrary SQL code and bypass authentication or modify user account records by injecting SQL statements into user or password fields. </text:p>
          </table:table-cell>
          <table:table-cell table:style-name="ce7" office:value-type="string">
            <text:p>Pam-pqsql</text:p>
          </table:table-cell>
          <table:table-cell table:number-columns-repeated="1021"/>
        </table:table-row>
        <table:table-row table:style-name="ro2">
          <table:table-cell table:style-name="ce1" office:value-type="string">
            <text:p>CVE-2001-1190</text:p>
          </table:table-cell>
          <table:table-cell office:value-type="string">
            <text:p>The default PAM files included with passwd in Mandrake Linux 8.1 do not support MD5 passwords, which could result in a lower level of password security than intended. </text:p>
          </table:table-cell>
          <table:table-cell table:style-name="ce7" office:value-type="string">
            <text:p>passwd</text:p>
          </table:table-cell>
          <table:table-cell table:number-columns-repeated="1021"/>
        </table:table-row>
        <table:table-row table:style-name="ro2">
          <table:table-cell table:style-name="ce1" office:value-type="string">
            <text:p>CVE-2001-1147</text:p>
          </table:table-cell>
          <table:table-cell office:value-type="string">
            <text:p>The PAM implementation in /bin/login of the util-linux package before 2.11 causes a password entry to be rewritten across multiple PAM calls, which could provide the credentials of one user to a different user, when used in certain PAM modules such as pam_limits. </text:p>
          </table:table-cell>
          <table:table-cell table:style-name="ce7" office:value-type="string">
            <text:p>Util-linux</text:p>
          </table:table-cell>
          <table:table-cell table:number-columns-repeated="1021"/>
        </table:table-row>
        <table:table-row table:style-name="ro2">
          <table:table-cell table:style-name="ce1" office:value-type="string">
            <text:p>CVE-2001-1068</text:p>
          </table:table-cell>
          <table:table-cell office:value-type="string">
            <text:p>qpopper 4.01 with PAM based authentication on Red Hat systems generates different error messages when an invalid username is provided instead of a valid name, which allows remote attackers to determine valid usernames on the system. </text:p>
          </table:table-cell>
          <table:table-cell table:style-name="ce7" office:value-type="string">
            <text:p>qpopper</text:p>
          </table:table-cell>
          <table:table-cell table:number-columns-repeated="1021"/>
        </table:table-row>
        <table:table-row table:style-name="ro4">
          <table:table-cell table:style-name="ce1" office:value-type="string">
            <text:p>CVE-2000-1189</text:p>
          </table:table-cell>
          <table:table-cell office:value-type="string">
            <text:p>Buffer overflow in pam_localuser PAM module in Red Hat Linux 7.x and 6.x allows attackers to gain privileges. </text:p>
          </table:table-cell>
          <table:table-cell table:style-name="ce7" office:value-type="string">
            <text:p>Linux-PAM</text:p>
          </table:table-cell>
          <table:table-cell table:number-columns-repeated="1021"/>
        </table:table-row>
        <table:table-row table:style-name="ro2">
          <table:table-cell table:style-name="ce1" office:value-type="string">
            <text:p>CVE-2000-0957</text:p>
          </table:table-cell>
          <table:table-cell office:value-type="string">
            <text:p>The pluggable authentication module for mysql (pam_mysql) before 0.4.7 does not properly cleanse user input when constructing SQL statements, which allows attackers to obtain plaintext passwords or hashes. </text:p>
          </table:table-cell>
          <table:table-cell table:style-name="ce7" office:value-type="string">
            <text:p>pam_mysql</text:p>
          </table:table-cell>
          <table:table-cell table:number-columns-repeated="1021"/>
        </table:table-row>
        <table:table-row table:style-name="ro2">
          <table:table-cell table:style-name="ce1" office:value-type="string">
            <text:p>CVE-2000-0843</text:p>
          </table:table-cell>
          <table:table-cell office:value-type="string">
            <text:p>Buffer overflow in pam_smb and pam_ntdom pluggable authentication modules (PAM) allow remote attackers to execute arbitrary commands via a login with a long user name. </text:p>
          </table:table-cell>
          <table:table-cell table:style-name="ce7" office:value-type="string">
            <text:p>pam_smb</text:p>
          </table:table-cell>
          <table:table-cell table:number-columns-repeated="1021"/>
        </table:table-row>
        <table:table-row table:style-name="ro2">
          <table:table-cell table:style-name="ce1" office:value-type="string">
            <text:p>CVE-2000-0668</text:p>
          </table:table-cell>
          <table:table-cell office:value-type="string">
            <text:p>pam_console PAM module in Linux systems allows a user to access the system console and reboot the system when a display manager such as gdm or kdm has XDMCP enabled. </text:p>
          </table:table-cell>
          <table:table-cell table:style-name="ce7" office:value-type="string">
            <text:p>Linux-PAM</text:p>
          </table:table-cell>
          <table:table-cell table:number-columns-repeated="1021"/>
        </table:table-row>
        <table:table-row table:style-name="ro2">
          <table:table-cell table:style-name="ce1" office:value-type="string">
            <text:p>CVE-2000-0378</text:p>
          </table:table-cell>
          <table:table-cell office:value-type="string">
            <text:p>The pam_console PAM module in Linux systems performs a chown on various devices upon a user login, but an open file descriptor for those devices can be maintained after the user logs out, which allows that user to sniff activity on these devices when subsequent users log in. </text:p>
          </table:table-cell>
          <table:table-cell table:style-name="ce7" office:value-type="string">
            <text:p>Linux-PAM</text:p>
          </table:table-cell>
          <table:table-cell table:number-columns-repeated="1021"/>
        </table:table-row>
        <table:table-row table:style-name="ro4">
          <table:table-cell table:style-name="ce1" office:value-type="string">
            <text:p>CVE-2000-0356</text:p>
          </table:table-cell>
          <table:table-cell office:value-type="string">
            <text:p>Pluggable Authentication Modules (PAM) in Red Hat Linux 6.1 does not properly lock access to disabled NIS accounts. </text:p>
          </table:table-cell>
          <table:table-cell table:style-name="ce7" office:value-type="string">
            <text:p>Linux-PAM</text:p>
          </table:table-cell>
          <table:table-cell table:number-columns-repeated="1021"/>
        </table:table-row>
        <table:table-row table:style-name="ro2">
          <table:table-cell table:style-name="ce1" office:value-type="string">
            <text:p>CVE-2000-0118</text:p>
          </table:table-cell>
          <table:table-cell office:value-type="string">
            <text:p>The Red Hat Linux su program does not log failed password guesses if the su process is killed before it times out, which allows local attackers to conduct brute force password guessing. </text:p>
          </table:table-cell>
          <table:table-cell table:style-name="ce7"/>
          <table:table-cell table:number-columns-repeated="1021"/>
        </table:table-row>
        <table:table-row table:style-name="ro4">
          <table:table-cell table:style-name="ce1" office:value-type="string">
            <text:p>CVE-2000-0052</text:p>
          </table:table-cell>
          <table:table-cell office:value-type="string">
            <text:p>Red Hat userhelper program in the usermode package allows local users to gain root access via PAM and a .. (dot dot) attack. </text:p>
          </table:table-cell>
          <table:table-cell table:style-name="ce7"/>
          <table:table-cell table:number-columns-repeated="1021"/>
        </table:table-row>
        <table:table-row table:style-name="ro2">
          <table:table-cell table:style-name="ce1" office:value-type="string">
            <text:p>CVE-1999-1346</text:p>
          </table:table-cell>
          <table:table-cell office:value-type="string">
            <text:p>PAM configuration file for rlogin in Red Hat Linux 6.1 and earlier includes a less restrictive rule before a more restrictive one, which allows users to access the host via rlogin even if rlogin has been explicitly disabled using the /etc/nologin file. </text:p>
          </table:table-cell>
          <table:table-cell table:style-name="ce7"/>
          <table:table-cell table:number-columns-repeated="1021"/>
        </table:table-row>
        <table:table-row table:style-name="ro2">
          <table:table-cell table:style-name="ce1" office:value-type="string">
            <text:p>CVE-1999-1158</text:p>
          </table:table-cell>
          <table:table-cell office:value-type="string">
            <text:p>Buffer overflow in (1) pluggable authentication module (PAM) on Solaris 2.5.1 and 2.5 and (2) unix_scheme in Solaris 2.4 and 2.3 allows local users to gain root privileges via programs that use these modules such as passwd, yppasswd, and nispasswd. </text:p>
          </table:table-cell>
          <table:table-cell table:style-name="ce7"/>
          <table:table-cell table:number-columns-repeated="1021"/>
        </table:table-row>
        <table:table-row table:style-name="ro4">
          <table:table-cell table:style-name="ce1" office:value-type="string">
            <text:p>CVE-1999-0342</text:p>
          </table:table-cell>
          <table:table-cell office:value-type="string">
            <text:p>Linux PAM modules allow local users to gain root access using temporary files. </text:p>
          </table:table-cell>
          <table:table-cell table:style-name="ce7" office:value-type="string">
            <text:p>Linux-PAM</text:p>
          </table:table-cell>
          <table:table-cell table:number-columns-repeated="1021"/>
        </table:table-row>
        <table:table-row table:style-name="ro5">
          <table:table-cell office:value-type="string" table:number-columns-spanned="2" table:number-rows-spanned="1">
            <text:p><text:s/></text:p>
          </table:table-cell>
          <table:covered-table-cell/>
          <table:table-cell table:number-columns-repeated="1022"/>
        </table:table-row>
        <table:table-row table:style-name="ro5" table:number-rows-repeated="65472">
          <table:table-cell table:number-columns-repeated="1024"/>
        </table:table-row>
        <table:table-row table:style-name="ro5">
          <table:table-cell table:number-columns-repeated="1024"/>
        </table:table-row>
      </table:table>
      <table:table table:name="Sheet2" table:style-name="ta1" table:print="false">
        <table:table-column table:style-name="co3" table:default-cell-style-name="Default"/>
        <table:table-row table:style-name="ro5">
          <table:table-cell/>
        </table:table-row>
      </table:table>
      <table:table table:name="Sheet3" table:style-name="ta1" table:print="false">
        <table:table-column table:style-name="co3"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3">02/23/2010</text:date>, <text:time>09:5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23T09:00:36</meta:creation-date>
    <dc:date>2010-02-23T09:57:14</dc:date>
    <meta:editing-duration>PT00H15M06S</meta:editing-duration>
    <meta:editing-cycles>3</meta:editing-cycles>
    <meta:generator>OpenOffice.org/3.2$Unix OpenOffice.org_project/320m12$Build-9483</meta:generator>
    <meta:document-statistic meta:table-count="3" meta:cell-count="190" meta:object-count="0"/>
  </office:meta>
</office:document-meta>
</file>